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7pt" style:language-asian="zh" style:country-asian="CN" style:font-style-asian="normal" style:font-weight-asian="normal" style:font-name-complex="Liberation Mono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6"/>
        <table:table-column table:style-name="co1" table:default-cell-style-name="ce38"/>
        <table:table-column table:style-name="co1" table:default-cell-style-name="ce86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oday’s date</text:p>
          </table:table-cell>
          <table:covered-table-cell table:style-name="ce24"/>
          <table:table-cell office:value-type="string" calcext:value-type="string" table:number-columns-spanned="4" table:number-rows-spanned="1">
            <text:p>\today</text:p>
          </table:table-cell>
          <table:covered-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Document body</text:p>
          </table:table-cell>
          <table:covered-table-cell table:style-name="ce24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yperref jump to correct page</text:p>
          </table:table-cell>
          <table:covered-table-cell table:style-name="ce2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table:style-name="ce106"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dd entry to list</text:p>
          </table:table-cell>
          <table:covered-table-cell table:style-name="ce2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eaders in twoside mode</text:p>
          </table:table-cell>
          <table:covered-table-cell table:style-name="ce2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lef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center</text:p>
          </table:table-cell>
          <table:covered-table-cell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right</text:p>
          </table:table-cell>
          <table:covered-table-cell table:style-name="ce5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8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8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8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8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2" table:number-rows-spanned="1">
            <text:p>Command</text:p>
          </table:table-cell>
          <table:covered-table-cell/>
          <table:table-cell table:style-name="ce40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h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99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f</text:p>
          </table:table-cell>
          <table:table-cell table:style-name="ce99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u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8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6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8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8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6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8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8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6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6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6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1:11:31.462010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02T11:12:14.219182260</dc:date>
    <meta:editing-duration>P1DT17H12M58S</meta:editing-duration>
    <meta:editing-cycles>643</meta:editing-cycles>
    <meta:generator>LibreOffice/24.2.5.2$Linux_X86_64 LibreOffice_project/420$Build-2</meta:generator>
    <meta:print-date>2024-08-02T10:42:05.935444616</meta:print-date>
    <meta:printed-by>PDF files</meta:printed-by>
    <meta:document-statistic meta:table-count="1" meta:cell-count="3474" meta:object-count="0"/>
  </office:meta>
</office:document-meta>
</file>